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1.25cm" fo:min-width="10.5cm" loext:decorative="false"/>
    </style:style>
    <style:style style:name="gr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" style:family="graphic">
      <style:graphic-properties style:writing-mode="lr-tb" loext:decorative="false"/>
    </style:style>
    <style:style style:name="gr5" style:family="graphic">
      <style:graphic-properties style:protect="size" style:writing-mode="lr-tb" loext:decorative="false"/>
    </style:style>
    <style:style style:name="gr6" style:family="graphic" style:parent-style-name="standard" style:list-style-name="L3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000000" loext:fill-use-slide-background="false" draw:textarea-horizontal-align="justify" draw:textarea-vertical-align="middle" draw:auto-grow-height="false" fo:min-height="0.104cm" fo:min-width="0cm" fo:padding-top="0.139cm" fo:padding-bottom="0.139cm" fo:padding-left="0.264cm" fo:padding-right="0.264cm" fo:wrap-option="wrap" draw:shadow="hidden" draw:shadow-offset-x="0.2cm" draw:shadow-offset-y="0.2cm" draw:shadow-color="#808080" loext:shadow-blur="0.176cm" style:protect="size" loext:decorative="false"/>
    </style:style>
    <style:style style:name="gr7" style:family="graphic" style:parent-style-name="standard" style:list-style-name="L3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 loext:shadow-blur="0.176cm" loext:decorative="false"/>
    </style:style>
    <style:style style:name="gr8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5cm" fo:min-width="0.5cm" loext:decorative="false"/>
    </style:style>
    <style:style style:name="gr9" style:family="graphic">
      <style:graphic-properties style:protect="size" loext:decorative="false"/>
    </style:style>
    <style:style style:name="gr10" style:family="graphic" style:parent-style-name="standard" style:list-style-name="L3">
      <style:graphic-properties draw:stroke="solid" svg:stroke-width="0.053cm" svg:stroke-color="#000000" draw:marker-start="" draw:marker-start-width="0.28cm" draw:marker-start-center="false" draw:marker-end="" draw:marker-end-width="0.28cm" draw:marker-end-center="false" draw:fill="none" draw:fill-color="#729fcf" loext:fill-use-slide-background="false" draw:textarea-horizontal-align="justify" draw:textarea-vertical-align="middle" draw:auto-grow-height="false" fo:min-height="0.05cm" fo:min-width="0cm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3">
      <style:graphic-properties draw:stroke="solid" draw:stroke-dash="Long_20_Dash" svg:stroke-width="0.1cm" svg:stroke-color="#000000" draw:marker-start="" draw:marker-start-width="0.35cm" draw:marker-start-center="false" draw:marker-end="UML_20_Arrow" draw:marker-end-width="0.35cm" draw:marker-end-center="false" draw:fill="solid" draw:fill-color="#000000" draw:textarea-horizontal-align="justify" draw:textarea-vertical-align="middle" draw:auto-grow-height="false" fo:min-height="0cm" fo:min-width="0cm" fo:padding-top="0.175cm" fo:padding-bottom="0.175cm" fo:padding-left="0.3cm" fo:padding-right="0.3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e1f5fe" draw:textarea-horizontal-align="justify" draw:textarea-vertical-align="middle" draw:auto-grow-height="false" fo:min-height="0.298cm" fo:min-width="0.048cm" fo:padding-top="0.101cm" fo:padding-bottom="0.101cm" fo:padding-left="0.226cm" fo:padding-right="0.226cm" fo:wrap-option="wrap" draw:shadow="hidden" draw:shadow-offset-x="0.2cm" draw:shadow-offset-y="0.2cm" draw:shadow-color="#808080" loext:shadow-blur="0.176cm" style:protect="size" loext:decorative="false"/>
    </style:style>
    <style:style style:name="gr19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afd095" draw:textarea-horizontal-align="right" draw:textarea-vertical-align="middle" draw:auto-grow-height="false" fo:min-height="2.191cm" fo:min-width="4.481cm" fo:padding-top="0.152cm" fo:padding-bottom="0.152cm" fo:padding-left="0.6cm" fo:padding-right="0.2cm" fo:wrap-option="wrap" draw:shadow="hidden" draw:shadow-offset-x="0.2cm" draw:shadow-offset-y="0.2cm" draw:shadow-color="#808080" loext:decorative="false"/>
      <style:paragraph-properties style:writing-mode="lr-tb"/>
    </style:style>
    <style:style style:name="gr24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afd095" draw:textarea-horizontal-align="right" draw:textarea-vertical-align="middle" draw:auto-grow-height="false" fo:min-height="2.191cm" fo:min-width="4.481cm" fo:padding-top="0.152cm" fo:padding-bottom="0.152cm" fo:padding-left="0.6cm" fo:padding-right="0.2cm" fo:wrap-option="wrap" draw:shadow="hidden" draw:shadow-offset-x="0.2cm" draw:shadow-offset-y="0.2cm" draw:shadow-color="#808080" loext:decorative="false"/>
      <style:paragraph-properties style:writing-mode="lr-tb"/>
    </style:style>
    <style:style style:name="gr29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3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000000" loext:fill-use-slide-background="false" draw:textarea-horizontal-align="justify" draw:textarea-vertical-align="middle" draw:auto-grow-height="false" fo:min-height="0.104cm" fo:min-width="0cm" fo:padding-top="0.139cm" fo:padding-bottom="0.139cm" fo:padding-left="0.264cm" fo:padding-right="0.264cm" fo:wrap-option="wrap" draw:shadow="hidden" draw:shadow-offset-x="0.2cm" draw:shadow-offset-y="0.2cm" draw:shadow-color="#808080" loext:shadow-blur="0.176cm" style:protect="size" loext:decorative="false"/>
    </style:style>
    <style:style style:name="gr35" style:family="graphic" style:parent-style-name="standard" style:list-style-name="L3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 loext:shadow-blur="0.176cm" loext:decorative="false"/>
    </style:style>
    <style:style style:name="gr36" style:family="graphic" style:parent-style-name="standard" style:list-style-name="L3">
      <style:graphic-properties draw:stroke="solid" svg:stroke-width="0.053cm" svg:stroke-color="#000000" draw:marker-start="" draw:marker-start-width="0.28cm" draw:marker-start-center="false" draw:marker-end="" draw:marker-end-width="0.28cm" draw:marker-end-center="false" draw:fill="none" draw:fill-color="#729fcf" loext:fill-use-slide-background="false" draw:textarea-horizontal-align="justify" draw:textarea-vertical-align="middle" draw:auto-grow-height="false" fo:min-height="0.05cm" fo:min-width="0cm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7" style:family="graphic" style:parent-style-name="standard" style:list-style-name="L3">
      <style:graphic-properties draw:stroke="solid" draw:stroke-dash="Long_20_Dash" svg:stroke-width="0.1cm" svg:stroke-color="#000000" draw:marker-start="" draw:marker-start-width="0.35cm" draw:marker-start-center="false" draw:marker-end="UML_20_Arrow" draw:marker-end-width="0.35cm" draw:marker-end-center="false" draw:fill="solid" draw:fill-color="#000000" draw:textarea-horizontal-align="justify" draw:textarea-vertical-align="middle" draw:auto-grow-height="false" fo:min-height="0cm" fo:min-width="0cm" fo:padding-top="0.175cm" fo:padding-bottom="0.175cm" fo:padding-left="0.3cm" fo:padding-right="0.3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e1f5fe" draw:textarea-horizontal-align="justify" draw:textarea-vertical-align="middle" draw:auto-grow-height="false" fo:min-height="0.298cm" fo:min-width="0.048cm" fo:padding-top="0.101cm" fo:padding-bottom="0.101cm" fo:padding-left="0.226cm" fo:padding-right="0.226cm" fo:wrap-option="wrap" draw:shadow="hidden" draw:shadow-offset-x="0.2cm" draw:shadow-offset-y="0.2cm" draw:shadow-color="#808080" loext:shadow-blur="0.176cm" style:protect="size" loext:decorative="false"/>
    </style:style>
    <style:style style:name="gr45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6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afd095" draw:textarea-horizontal-align="right" draw:textarea-vertical-align="middle" draw:auto-grow-height="false" fo:min-height="2.191cm" fo:min-width="4.481cm" fo:padding-top="0.152cm" fo:padding-bottom="0.152cm" fo:padding-left="0.6cm" fo:padding-right="0.2cm" fo:wrap-option="wrap" draw:shadow="hidden" draw:shadow-offset-x="0.2cm" draw:shadow-offset-y="0.2cm" draw:shadow-color="#808080" loext:decorative="false"/>
      <style:paragraph-properties style:writing-mode="lr-tb"/>
    </style:style>
    <style:style style:name="gr50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5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afd095" draw:textarea-horizontal-align="right" draw:textarea-vertical-align="middle" draw:auto-grow-height="false" fo:min-height="2.191cm" fo:min-width="4.481cm" fo:padding-top="0.152cm" fo:padding-bottom="0.152cm" fo:padding-left="0.6cm" fo:padding-right="0.2cm" fo:wrap-option="wrap" draw:shadow="hidden" draw:shadow-offset-x="0.2cm" draw:shadow-offset-y="0.2cm" draw:shadow-color="#808080" loext:decorative="false"/>
      <style:paragraph-properties style:writing-mode="lr-tb"/>
    </style:style>
    <style:style style:name="gr55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6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7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3e5f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e1f5f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11" style:family="paragraph">
      <loext:graphic-properties draw:fill="solid" draw:fill-color="#afd095"/>
      <style:paragraph-properties fo:margin-left="0cm" fo:margin-right="0cm" fo:margin-top="0cm" fo:margin-bottom="0cm" fo:line-height="115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cm" svg:height="21.5cm" svg:x="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cm" svg:height="1.5cm" svg:x="5.5cm" svg:y="8.5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Adjust BPM using the sli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3" draw:text-style-name="P4" draw:layer="layout" svg:x1="7.5cm" svg:y1="8.5cm" svg:x2="10cm" svg:y2="7cm" draw:start-shape="id1" draw:start-glue-point="0" draw:end-shape="id2" svg:d="M7500 8500v-1500h2500" svg:viewBox="0 0 2501 1501">
          <text:p/>
        </draw:connector>
        <draw:g draw:style-name="gr4" xml:id="id6" draw:id="id6">
          <draw:glue-point draw:id="4" svg:x="0cm" svg:y="0cm"/>
          <draw:g draw:style-name="gr5">
            <draw:path draw:style-name="gr6" draw:text-style-name="P5" draw:layer="layout" svg:width="0.5cm" svg:height="0.5cm" svg:x="10.25cm" svg:y="4.7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custom-shape draw:style-name="gr7" draw:text-style-name="P6" draw:layer="layout" svg:width="0.25cm" svg:height="0.25cm" svg:x="10.375cm" svg:y="4.8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7" draw:layer="layout" svg:width="1cm" svg:height="1cm" svg:x="10cm" svg:y="4.5cm">
            <text:p/>
            <draw:enhanced-geometry svg:viewBox="0 0 21600 21600" draw:type="rectangle" draw:enhanced-path="M 0 0 L 21600 0 21600 21600 0 21600 0 0 Z N"/>
          </draw:custom-shape>
        </draw:g>
        <draw:g draw:style-name="gr4" xml:id="id12" draw:id="id12">
          <draw:glue-point draw:id="4" svg:x="0cm" svg:y="0cm"/>
          <draw:g draw:style-name="gr9">
            <draw:path draw:style-name="gr10" draw:text-style-name="P8" draw:layer="layout" svg:width="0.5cm" svg:height="0.5cm" svg:x="12.75cm" svg:y="24.2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path draw:style-name="gr11" draw:text-style-name="P5" draw:layer="layout" svg:width="0.2cm" svg:height="0.2cm" svg:x="12.9cm" svg:y="24.4cm" svg:viewBox="0 0 201 201" svg:d="M201 101c0 17-5 34-13 50-9 15-22 28-37 37-16 8-33 13-50 13-18 0-35-5-51-13-15-9-28-22-37-37-8-16-13-33-13-50 0-18 5-35 13-51 9-15 22-28 37-37 16-8 33-13 51-13 17 0 34 5 50 13 15 9 28 22 37 37 8 16 13 33 13 51z">
              <text:p/>
            </draw:path>
          </draw:g>
          <draw:custom-shape draw:style-name="gr8" draw:text-style-name="P7" draw:layer="layout" svg:width="1cm" svg:height="1cm" svg:x="12.5cm" svg:y="24cm">
            <text:p/>
            <draw:enhanced-geometry svg:viewBox="0 0 21600 21600" draw:type="rectangle" draw:enhanced-path="M 0 0 L 21600 0 21600 21600 0 21600 0 0 Z N"/>
          </draw:custom-shape>
        </draw:g>
        <draw:custom-shape draw:style-name="gr12" draw:text-style-name="P3" xml:id="id3" draw:id="id3" draw:layer="layout" svg:width="4cm" svg:height="1.5cm" svg:x="8.5cm" svg:y="11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Select click sou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3" draw:text-style-name="P4" draw:layer="layout" svg:x1="8.5cm" svg:y1="11.75cm" svg:x2="7.5cm" svg:y2="10cm" draw:start-shape="id3" draw:start-glue-point="3" draw:end-shape="id1" svg:d="M8500 11750h-1000v-1750" svg:viewBox="0 0 1001 1751">
          <text:p/>
        </draw:connector>
        <draw:custom-shape draw:style-name="gr14" draw:text-style-name="P3" xml:id="id4" draw:id="id4" draw:layer="layout" svg:width="4cm" svg:height="1.5cm" svg:x="5.5cm" svg:y="15.5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Adjust accent beat 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5" draw:text-style-name="P4" draw:layer="layout" svg:x1="7.5cm" svg:y1="15.5cm" svg:x2="10.5cm" svg:y2="12.5cm" draw:start-shape="id4" draw:end-shape="id3" svg:d="M7500 15500v-1499h3000v-1501" svg:viewBox="0 0 3001 3001">
          <text:p/>
        </draw:connector>
        <draw:custom-shape draw:style-name="gr16" draw:text-style-name="P3" xml:id="id5" draw:id="id5" draw:layer="layout" svg:width="4cm" svg:height="1.5cm" svg:x="11.5cm" svg:y="8.5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Adjust BPM using </text:span></text:p>
          <text:p text:style-name="P2"><text:span text:style-name="T2">Tap Tempo</text:span><text:span text:style-name="T1"> butt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7" draw:text-style-name="P4" draw:layer="layout" svg:x1="13.5cm" svg:y1="8.5cm" svg:x2="11cm" svg:y2="7cm" draw:start-shape="id5" draw:start-glue-point="0" draw:end-shape="id2" draw:end-glue-point="1" svg:d="M13500 8500v-1500h-2500" svg:viewBox="0 0 2501 1501">
          <text:p/>
        </draw:connector>
        <draw:custom-shape draw:style-name="gr18" draw:text-style-name="P9" xml:id="id2" draw:id="id2" draw:layer="layout" svg:width="1cm" svg:height="1cm" svg:x="10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4" draw:layer="layout" svg:x1="10.5cm" svg:y1="6.5cm" svg:x2="10.5cm" svg:y2="5cm" draw:start-shape="id2" draw:start-glue-point="4" draw:end-shape="id6" draw:end-glue-point="4" svg:d="M10500 6500v-1500" svg:viewBox="0 0 1 1501">
          <text:p/>
        </draw:connector>
        <draw:connector draw:style-name="gr20" draw:text-style-name="P4" draw:layer="layout" svg:x1="12.5cm" svg:y1="11.75cm" svg:x2="13.5cm" svg:y2="10cm" draw:start-shape="id3" draw:start-glue-point="1" draw:end-shape="id5" svg:d="M12500 11750h1000v-1750" svg:viewBox="0 0 1001 1751">
          <text:p/>
        </draw:connector>
        <draw:custom-shape draw:style-name="gr21" draw:text-style-name="P3" xml:id="id7" draw:id="id7" draw:layer="layout" svg:width="4cm" svg:height="1.5cm" svg:x="11cm" svg:y="15.5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Adjust accent beat 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2" draw:text-style-name="P4" draw:layer="layout" svg:x1="11cm" svg:y1="16.25cm" svg:x2="9.5cm" svg:y2="16.25cm" draw:start-shape="id7" draw:end-shape="id4" svg:d="M11000 16250h-1500" svg:viewBox="0 0 1501 1">
          <text:p/>
        </draw:connector>
        <draw:polygon draw:style-name="gr23" draw:text-style-name="P11" xml:id="id8" draw:id="id8" draw:layer="layout" svg:width="3.999cm" svg:height="1.499cm" svg:x="11cm" svg:y="18.5cm" svg:viewBox="0 0 4000 1500" draw:points="0,0 2499,0 3000,0 3999,0 3999,749 4000,750 3999,751 3999,1499 3000,1499 3000,1500 0,1500 1000,750">
          <text:p text:style-name="P10"><text:span text:style-name="T1">User presses</text:span><text:span text:style-name="T1"><text:line-break/></text:span><text:span text:style-name="T1">the </text:span><text:span text:style-name="T2">Start</text:span><text:span text:style-name="T1"> button</text:span></text:p>
        </draw:polygon>
        <draw:connector draw:style-name="gr24" draw:text-style-name="P4" draw:layer="layout" svg:x1="13cm" svg:y1="18.5cm" svg:x2="13cm" svg:y2="17cm" draw:start-shape="id8" draw:end-shape="id7" svg:d="M13000 18500v-1500" svg:viewBox="0 0 1 1501">
          <text:p/>
        </draw:connector>
        <draw:custom-shape draw:style-name="gr25" draw:text-style-name="P3" xml:id="id9" draw:id="id9" draw:layer="layout" svg:width="4cm" svg:height="1.5cm" svg:x="5.5cm" svg:y="18.5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Metronome star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6" draw:text-style-name="P4" draw:layer="layout" svg:x1="9.5cm" svg:y1="19.25cm" svg:x2="11cm" svg:y2="19.25cm" draw:start-shape="id9" draw:start-glue-point="1" draw:end-shape="id8" svg:d="M9500 19250h1500" svg:viewBox="0 0 1501 1">
          <text:p/>
        </draw:connector>
        <draw:custom-shape draw:style-name="gr27" draw:text-style-name="P3" xml:id="id11" draw:id="id11" draw:layer="layout" svg:width="4cm" svg:height="1.5cm" svg:x="11cm" svg:y="21.5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Metronome st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olygon draw:style-name="gr28" draw:text-style-name="P11" xml:id="id10" draw:id="id10" draw:layer="layout" svg:width="3.999cm" svg:height="1.499cm" svg:x="5.5cm" svg:y="21.5cm" svg:viewBox="0 0 4000 1500" draw:points="0,0 2499,0 3000,0 3999,0 3999,749 4000,750 3999,751 3999,1499 3000,1499 3000,1500 0,1500 1000,750">
          <text:p text:style-name="P10"><text:span text:style-name="T1">User presses</text:span><text:span text:style-name="T1"><text:line-break/></text:span><text:span text:style-name="T1">the </text:span><text:span text:style-name="T2">Stop</text:span><text:span text:style-name="T1"> button</text:span></text:p>
        </draw:polygon>
        <draw:connector draw:style-name="gr29" draw:text-style-name="P4" draw:layer="layout" svg:x1="7.5cm" svg:y1="21.5cm" svg:x2="7.5cm" svg:y2="20cm" draw:start-shape="id10" draw:end-shape="id9" svg:d="M7500 21500v-1500" svg:viewBox="0 0 1 1501">
          <text:p/>
        </draw:connector>
        <draw:connector draw:style-name="gr30" draw:text-style-name="P4" draw:layer="layout" svg:x1="11cm" svg:y1="22.25cm" svg:x2="9.5cm" svg:y2="22.25cm" draw:start-shape="id11" draw:end-shape="id10" svg:d="M11000 22250h-1500" svg:viewBox="0 0 1501 1">
          <text:p/>
        </draw:connector>
        <draw:connector draw:style-name="gr31" draw:text-style-name="P4" draw:layer="layout" svg:x1="13cm" svg:y1="24.5cm" svg:x2="13cm" svg:y2="23cm" draw:start-shape="id12" draw:start-glue-point="4" draw:end-shape="id11" draw:end-glue-point="2" svg:d="M13000 24500v-1500" svg:viewBox="0 0 1 1501">
          <text:p/>
        </draw:connector>
      </draw:page>
      <draw:page draw:name="page2" draw:style-name="dp1" draw:master-page-name="Default">
        <draw:custom-shape draw:style-name="gr1" draw:text-style-name="P1" draw:layer="layout" svg:width="11cm" svg:height="21.5cm" svg:x="5cm" svg:y="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xml:id="id13" draw:id="id13" draw:layer="layout" svg:width="4cm" svg:height="1.5cm" svg:x="5.5cm" svg:y="8.5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Adjust BPM using the sli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33" draw:text-style-name="P4" draw:layer="layout" svg:x1="7.5cm" svg:y1="8.5cm" svg:x2="10cm" svg:y2="7cm" draw:start-shape="id13" draw:start-glue-point="0" draw:end-shape="id14" svg:d="M7500 8500v-1500h2500" svg:viewBox="0 0 2501 1501">
          <text:p/>
        </draw:connector>
        <draw:g draw:style-name="gr4" xml:id="id18" draw:id="id18">
          <draw:glue-point draw:id="4" svg:x="0cm" svg:y="0cm"/>
          <draw:g draw:style-name="gr5">
            <draw:path draw:style-name="gr34" draw:text-style-name="P5" draw:layer="layout" svg:width="0.5cm" svg:height="0.5cm" svg:x="10.25cm" svg:y="4.7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custom-shape draw:style-name="gr35" draw:text-style-name="P6" draw:layer="layout" svg:width="0.25cm" svg:height="0.25cm" svg:x="10.375cm" svg:y="4.8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7" draw:layer="layout" svg:width="1cm" svg:height="1cm" svg:x="10cm" svg:y="4.5cm">
            <text:p/>
            <draw:enhanced-geometry svg:viewBox="0 0 21600 21600" draw:type="rectangle" draw:enhanced-path="M 0 0 L 21600 0 21600 21600 0 21600 0 0 Z N"/>
          </draw:custom-shape>
        </draw:g>
        <draw:g draw:style-name="gr4" xml:id="id24" draw:id="id24">
          <draw:glue-point draw:id="4" svg:x="0cm" svg:y="0cm"/>
          <draw:g draw:style-name="gr9">
            <draw:path draw:style-name="gr36" draw:text-style-name="P8" draw:layer="layout" svg:width="0.5cm" svg:height="0.5cm" svg:x="12.75cm" svg:y="24.2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path draw:style-name="gr37" draw:text-style-name="P5" draw:layer="layout" svg:width="0.2cm" svg:height="0.2cm" svg:x="12.9cm" svg:y="24.4cm" svg:viewBox="0 0 201 201" svg:d="M201 101c0 17-5 34-13 50-9 15-22 28-37 37-16 8-33 13-50 13-18 0-35-5-51-13-15-9-28-22-37-37-8-16-13-33-13-50 0-18 5-35 13-51 9-15 22-28 37-37 16-8 33-13 51-13 17 0 34 5 50 13 15 9 28 22 37 37 8 16 13 33 13 51z">
              <text:p/>
            </draw:path>
          </draw:g>
          <draw:custom-shape draw:style-name="gr8" draw:text-style-name="P7" draw:layer="layout" svg:width="1cm" svg:height="1cm" svg:x="12.5cm" svg:y="24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3" xml:id="id15" draw:id="id15" draw:layer="layout" svg:width="4cm" svg:height="1.5cm" svg:x="8.5cm" svg:y="11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Select click sou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39" draw:text-style-name="P4" draw:layer="layout" svg:x1="8.5cm" svg:y1="11.75cm" svg:x2="7.5cm" svg:y2="10cm" draw:start-shape="id15" draw:start-glue-point="3" draw:end-shape="id13" svg:d="M8500 11750h-1000v-1750" svg:viewBox="0 0 1001 1751">
          <text:p/>
        </draw:connector>
        <draw:custom-shape draw:style-name="gr40" draw:text-style-name="P3" xml:id="id16" draw:id="id16" draw:layer="layout" svg:width="4cm" svg:height="1.5cm" svg:x="5.5cm" svg:y="15.5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Adjust accent beat 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41" draw:text-style-name="P4" draw:layer="layout" svg:x1="7.5cm" svg:y1="15.5cm" svg:x2="10.5cm" svg:y2="12.5cm" draw:start-shape="id16" draw:end-shape="id15" svg:d="M7500 15500v-1499h3000v-1501" svg:viewBox="0 0 3001 3001">
          <text:p/>
        </draw:connector>
        <draw:custom-shape draw:style-name="gr42" draw:text-style-name="P3" xml:id="id17" draw:id="id17" draw:layer="layout" svg:width="4cm" svg:height="1.5cm" svg:x="11.5cm" svg:y="8.5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Adjust BPM using </text:span></text:p>
          <text:p text:style-name="P2"><text:span text:style-name="T2">Tap Tempo</text:span><text:span text:style-name="T1"> butt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43" draw:text-style-name="P4" draw:layer="layout" svg:x1="13.5cm" svg:y1="8.5cm" svg:x2="11cm" svg:y2="7cm" draw:start-shape="id17" draw:start-glue-point="0" draw:end-shape="id14" draw:end-glue-point="1" svg:d="M13500 8500v-1500h-2500" svg:viewBox="0 0 2501 1501">
          <text:p/>
        </draw:connector>
        <draw:custom-shape draw:style-name="gr44" draw:text-style-name="P9" xml:id="id14" draw:id="id14" draw:layer="layout" svg:width="1cm" svg:height="1cm" svg:x="10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5" draw:text-style-name="P4" draw:layer="layout" svg:x1="10.5cm" svg:y1="6.5cm" svg:x2="10.5cm" svg:y2="5cm" draw:start-shape="id14" draw:start-glue-point="4" draw:end-shape="id18" draw:end-glue-point="4" svg:d="M10500 6500v-1500" svg:viewBox="0 0 1 1501">
          <text:p/>
        </draw:connector>
        <draw:connector draw:style-name="gr46" draw:text-style-name="P4" draw:layer="layout" svg:x1="12.5cm" svg:y1="11.75cm" svg:x2="13.5cm" svg:y2="10cm" draw:start-shape="id15" draw:start-glue-point="1" draw:end-shape="id17" svg:d="M12500 11750h1000v-1750" svg:viewBox="0 0 1001 1751">
          <text:p/>
        </draw:connector>
        <draw:custom-shape draw:style-name="gr47" draw:text-style-name="P3" xml:id="id19" draw:id="id19" draw:layer="layout" svg:width="4cm" svg:height="1.5cm" svg:x="11cm" svg:y="15.5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Adjust accent beat 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48" draw:text-style-name="P4" draw:layer="layout" svg:x1="11cm" svg:y1="16.25cm" svg:x2="9.5cm" svg:y2="16.25cm" draw:start-shape="id19" draw:end-shape="id16" svg:d="M11000 16250h-1500" svg:viewBox="0 0 1501 1">
          <text:p/>
        </draw:connector>
        <draw:polygon draw:style-name="gr49" draw:text-style-name="P11" xml:id="id20" draw:id="id20" draw:layer="layout" svg:width="3.999cm" svg:height="1.499cm" svg:x="11cm" svg:y="18.5cm" svg:viewBox="0 0 4000 1500" draw:points="0,0 2499,0 3000,0 3999,0 3999,749 4000,750 3999,751 3999,1499 3000,1499 3000,1500 0,1500 1000,750">
          <text:p text:style-name="P10"><text:span text:style-name="T1">User presses</text:span><text:span text:style-name="T1"><text:line-break/></text:span><text:span text:style-name="T1">the </text:span><text:span text:style-name="T2">Start</text:span><text:span text:style-name="T1"> button</text:span></text:p>
        </draw:polygon>
        <draw:connector draw:style-name="gr50" draw:text-style-name="P4" draw:layer="layout" svg:x1="13cm" svg:y1="18.5cm" svg:x2="13cm" svg:y2="17cm" draw:start-shape="id20" draw:end-shape="id19" svg:d="M13000 18500v-1500" svg:viewBox="0 0 1 1501">
          <text:p/>
        </draw:connector>
        <draw:custom-shape draw:style-name="gr51" draw:text-style-name="P3" xml:id="id21" draw:id="id21" draw:layer="layout" svg:width="4cm" svg:height="1.5cm" svg:x="5.5cm" svg:y="18.5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Metronome star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2" draw:text-style-name="P4" draw:layer="layout" svg:x1="9.5cm" svg:y1="19.25cm" svg:x2="11cm" svg:y2="19.25cm" draw:start-shape="id21" draw:start-glue-point="1" draw:end-shape="id20" svg:d="M9500 19250h1500" svg:viewBox="0 0 1501 1">
          <text:p/>
        </draw:connector>
        <draw:custom-shape draw:style-name="gr53" draw:text-style-name="P3" xml:id="id23" draw:id="id23" draw:layer="layout" svg:width="4cm" svg:height="1.5cm" svg:x="11cm" svg:y="21.5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Metronome st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olygon draw:style-name="gr54" draw:text-style-name="P11" xml:id="id22" draw:id="id22" draw:layer="layout" svg:width="3.999cm" svg:height="1.499cm" svg:x="5.5cm" svg:y="21.5cm" svg:viewBox="0 0 4000 1500" draw:points="0,0 2499,0 3000,0 3999,0 3999,749 4000,750 3999,751 3999,1499 3000,1499 3000,1500 0,1500 1000,750">
          <text:p text:style-name="P10"><text:span text:style-name="T1">User presses</text:span><text:span text:style-name="T1"><text:line-break/></text:span><text:span text:style-name="T1">the </text:span><text:span text:style-name="T2">Stop</text:span><text:span text:style-name="T1"> button</text:span></text:p>
        </draw:polygon>
        <draw:connector draw:style-name="gr55" draw:text-style-name="P4" draw:layer="layout" svg:x1="7.5cm" svg:y1="21.5cm" svg:x2="7.5cm" svg:y2="20cm" draw:start-shape="id22" draw:end-shape="id21" svg:d="M7500 21500v-1500" svg:viewBox="0 0 1 1501">
          <text:p/>
        </draw:connector>
        <draw:connector draw:style-name="gr56" draw:text-style-name="P4" draw:layer="layout" svg:x1="11cm" svg:y1="22.25cm" svg:x2="9.5cm" svg:y2="22.25cm" draw:start-shape="id23" draw:end-shape="id22" svg:d="M11000 22250h-1500" svg:viewBox="0 0 1501 1">
          <text:p/>
        </draw:connector>
        <draw:connector draw:style-name="gr57" draw:text-style-name="P4" draw:layer="layout" svg:x1="13cm" svg:y1="24.5cm" svg:x2="13cm" svg:y2="23cm" draw:start-shape="id24" draw:start-glue-point="4" draw:end-shape="id23" draw:end-glue-point="2" svg:d="M13000 24500v-1500" svg:viewBox="0 0 1 15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Navigation" svg:viewBox="0 0 786 1228" svg:d="M151 1228l-76-25-75-25 318-952 76-226 75 226 317 952-76 25-75 25-162-486v462h-80-79v-464z"/>
    <draw:marker draw:name="UML_20_Arrow" draw:display-name="UML Arrow" svg:viewBox="-0.0901699437494742 0 406.180339887499 756.090169943749" svg:d="M105 715c-2 9-7 17-13 24-7 7-15 12-23 15-9 2-19 3-28 1s-17-7-24-13c-7-7-12-15-15-23-2-9-3-19-1-28l150-650c2-5 3-10 6-14 5-9 11-15 20-20 8-5 17-7 26-7s18 2 27 7c8 5 14 11 19 20 3 4 4 9 6 14l150 650c2 9 1 19-1 28-3 8-8 16-15 23-7 6-15 11-24 13s-19 1-28-1c-8-3-16-8-23-15-6-7-11-15-13-24l-44-194v232h-53-53v-237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end="Line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14:06:33.724081272</meta:creation-date>
    <dc:date>2025-10-04T14:51:56.483482233</dc:date>
    <meta:editing-duration>PT2M12S</meta:editing-duration>
    <meta:editing-cycles>3</meta:editing-cycles>
    <meta:generator>LibreOffice/25.8.1.1$Linux_X86_64 LibreOffice_project/580$Build-1</meta:generator>
    <meta:document-statistic meta:object-count="66"/>
  </office:meta>
</office:document-meta>
</file>